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409in"/>
    </style:style>
    <style:style style:name="co17" style:family="table-column">
      <style:table-column-properties fo:break-before="auto" style:column-width="2.6835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0618in"/>
    </style:style>
    <style:style style:name="co21" style:family="table-column">
      <style:table-column-properties fo:break-before="auto" style:column-width="2.9516in"/>
    </style:style>
    <style:style style:name="co22" style:family="table-column">
      <style:table-column-properties fo:break-before="auto" style:column-width="2.1047in"/>
    </style:style>
    <style:style style:name="co23" style:family="table-column">
      <style:table-column-properties fo:break-before="auto" style:column-width="2.9945in"/>
    </style:style>
    <style:style style:name="co2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number-columns-repeated="24" table:default-cell-style-name="Default"/>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3">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3">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3">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3">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3"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3">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3">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3">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3">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3">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3">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3">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3">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3">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3">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3">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3">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3">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3">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3">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3">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3">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3">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3">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3">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13.0402in" svg:height="7.3303in" svg:x="0.0004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13.9508in" svg:height="5.1358in" svg:x="0.0004in" svg:y="7.563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13.6146in" svg:height="5.5453in" svg:x="0.0004in" svg:y="12.9409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13.7772in" svg:height="4.852in" svg:x="0.0433in" svg:y="18.7594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13.0402in" svg:height="7.3303in" svg:x="13.1713in" svg:y="0in">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13.0402in" svg:height="7.3303in" svg:x="26.6224in" svg:y="0in">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13.9508in" svg:height="5.1358in" svg:x="14.176in" svg:y="7.6756in">
            <draw:object draw:notify-on-update-of-ranges="'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19" xlink:type="simple" xlink:show="embed" xlink:actuate="onLoad"/>
            <draw:image xlink:href="./ObjectReplacements/Object 19" xlink:type="simple" xlink:show="embed" xlink:actuate="onLoad"/>
          </draw:frame>
          <draw:frame draw:z-index="7" draw:style-name="gr1" svg:width="13.6146in" svg:height="5.5453in" svg:x="14.222in" svg:y="13.0535in">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8" draw:style-name="gr1" svg:width="13.7772in" svg:height="4.852in" svg:x="14.265in" svg:y="18.872in">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9" draw:style-name="gr1" svg:width="13.9508in" svg:height="5.1358in" svg:x="28.4437in" svg:y="7.5571in">
            <draw:object draw:notify-on-update-of-ranges="'resultados - jboss'.T19:'resultados - jboss'.T27 'resultados - jboss'.U18:'resultados - jboss'.U18 'resultados - jboss'.U19:'resultados - jboss'.U27" xlink:href="./Object 22" xlink:type="simple" xlink:show="embed" xlink:actuate="onLoad"/>
            <draw:image xlink:href="./ObjectReplacements/Object 22" xlink:type="simple" xlink:show="embed" xlink:actuate="onLoad"/>
          </draw:frame>
          <draw:frame draw:z-index="10" draw:style-name="gr1" svg:width="13.6146in" svg:height="5.5453in" svg:x="28.3362in" svg:y="12.935in">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11" draw:style-name="gr1" svg:width="13.7772in" svg:height="4.852in" svg:x="28.4866in" svg:y="18.7535in">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table:shapes>
        <table:table-column table:style-name="co24" table:default-cell-style-name="Default"/>
        <table:table-row table:style-name="ro3">
          <table:table-cell/>
        </table:table-row>
      </table:table>
      <table:table table:name="resultados - terracotta" table:style-name="ta1">
        <table:table-column table:style-name="co24" table:default-cell-style-name="ce1"/>
        <table:table-column table:style-name="co24" table:default-cell-style-name="ce3"/>
        <table:table-column table:style-name="co24" table:number-columns-repeated="11" table:default-cell-style-name="ce4"/>
        <table:table-column table:style-name="co24" table:default-cell-style-name="ce3"/>
        <table:table-column table:style-name="co24" table:number-columns-repeated="5" table:default-cell-style-name="ce4"/>
        <table:table-column table:style-name="co24" table:number-columns-repeated="9" table:default-cell-style-name="Default"/>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3">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3">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3">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3">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3">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3">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3">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3">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3">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3">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3">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3">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3">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3">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3">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3">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3">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3">
          <table:table-cell table:style-name="Default" table:number-columns-repeated="19"/>
          <table:table-cell table:number-columns-repeated="9"/>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3">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3">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3">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3">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3">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3">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3">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3">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3">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3">
          <table:table-cell table:style-name="Default" table:number-columns-repeated="19"/>
          <table:table-cell table:number-columns-repeated="9"/>
        </table:table-row>
        <table:table-row table:style-name="ro3">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3">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3">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3">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3">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3">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3">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3">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3">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12.639in" svg:height="7.4047in" svg:x="0.0004in" svg:y="0.0004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12.6283in" svg:height="7.9402in" svg:x="0.0004in" svg:y="7.563in">
            <draw:object draw:notify-on-update-of-ranges="'resultados - terracotta'.T14:'resultados - terracotta'.T14 'resultados - terracotta'.T15:'resultados - terracotta'.T24 'resultados - terracotta'.U14:'resultados - terracotta'.U14 'resultados - terracotta'.U15:'resultados - terracotta'.U24 'resultados - terracotta'.T14:'resultados - terracotta'.T14 'resultados - terracotta'.T15:'resultados - terracotta'.T24 'resultados - terracotta'.V14:'resultados - terracotta'.V14 'resultados - terracotta'.V15:'resultados - terracotta'.V24 'resultados - terracotta'.T14:'resultados - terracotta'.T14 'resultados - terracotta'.T15:'resultados - terracotta'.T24 'resultados - terracotta'.W14:'resultados - terracotta'.W14 'resultados - terracotta'.W15:'resultados - terracotta'.W24 'resultados - terracotta'.T14:'resultados - terracotta'.T14 'resultados - terracotta'.T15:'resultados - terracotta'.T24 'resultados - terracotta'.X14:'resultados - terracotta'.X14 'resultados - terracotta'.X15:'resultados - terracotta'.X24 'resultados - terracotta'.T14:'resultados - terracotta'.T1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12.6173in" svg:height="8.0453in" svg:x="0.0004in" svg:y="24.0323in">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12.5157in" svg:height="8.1646in" svg:x="0.0004in" svg:y="15.6295in">
            <draw:object draw:notify-on-update-of-ranges="'resultados - terracotta'.N29:'resultados - terracotta'.N29 'resultados - terracotta'.N30:'resultados - terracotta'.N38 'resultados - terracotta'.O29:'resultados - terracotta'.O29 'resultados - terracotta'.O30:'resultados - terracotta'.O38 'resultados - terracotta'.N29:'resultados - terracotta'.N29 'resultados - terracotta'.N30:'resultados - terracotta'.N38 'resultados - terracotta'.P29:'resultados - terracotta'.P29 'resultados - terracotta'.P30:'resultados - terracotta'.P38 'resultados - terracotta'.N29:'resultados - terracotta'.N29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12.639in" svg:height="7.4047in" svg:x="13.389in" svg:y="0in">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12.6283in" svg:height="7.9402in" svg:x="13.389in" svg:y="7.5626in">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12.6173in" svg:height="8.0453in" svg:x="13.389in" svg:y="24.0319in">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12.5157in" svg:height="8.1646in" svg:x="13.389in" svg:y="15.6291in">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12.639in" svg:height="7.4047in" svg:x="27.1106in" svg:y="0in">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12.6283in" svg:height="7.9402in" svg:x="27.1106in" svg:y="7.5626in">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12.6173in" svg:height="8.0453in" svg:x="27.1106in" svg:y="24.0319in">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12.5157in" svg:height="8.1646in" svg:x="27.1106in" svg:y="15.6291in">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3">
          <table:table-cell/>
        </table:table-row>
      </table:table>
      <table:table table:name="graficos - unificado" table:style-name="ta1">
        <table:shapes>
          <draw:frame draw:z-index="0" draw:style-name="gr1" svg:width="8.8669in" svg:height="5.5909in" svg:x="0in" svg:y="5.6276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8.8669in" svg:height="5.6244in" svg:x="0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9.7339in" svg:height="5.6866in" svg:x="0in" svg:y="11.1988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8.9106in" svg:height="5.7024in" svg:x="0in" svg:y="16.839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8.9543in" svg:height="5.5831in" svg:x="8.8453in" svg:y="0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8.9437in" svg:height="5.6303in" svg:x="8.8339in" svg:y="5.567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9.2618in" svg:height="5.587in" svg:x="8.5161in" svg:y="16.8709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8.1535in" svg:height="5.7185in" svg:x="9.624in" svg:y="11.1563in">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4"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17:47:4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17:47:43</dc:date>
    <meta:editing-duration>PT5H37M6S</meta:editing-duration>
    <meta:editing-cycles>220</meta:editing-cycles>
    <dc:creator>martin </dc:creator>
    <meta:document-statistic meta:table-count="6" meta:cell-count="1882"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264cm" style:legend-expansion="high" chart:style-name="ch3"/>
        <chart:plot-area chart:style-name="ch4" table:cell-range-address="'resultados - jboss'.T5:'resultados - jboss'.T12 'resultados - jboss'.V4:'resultados - jboss'.Y12" chart:data-source-has-labels="row" svg:x="1.673cm" svg:y="2.403cm" svg:width="21.691cm" svg:height="14.864cm">
          <chartooo:coordinate-region svg:x="2.956cm" svg:y="2.603cm" svg:width="20.036cm" svg:height="14.017cm"/>
          <chart:axis chart:dimension="x" chart:name="primary-x" chart:style-name="ch5">
            <chart:title svg:x="10.886cm" svg:y="17.639cm" chart:style-name="ch6">
              <text:p>Cantidad de Usuarios</text:p>
            </chart:title>
          </chart:axis>
          <chart:axis chart:dimension="y" chart:name="primary-y" chart:style-name="ch7">
            <chart:title svg:x="0.451cm" svg:y="11.824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8"/>
          </chart:series>
          <chart:series chart:style-name="ch11" chart:values-cell-range-address="'resultados - jboss'.W5:'resultados - jboss'.W12" chart:label-cell-address="'resultados - jboss'.W4:'resultados - jboss'.W4" chart:class="chart:scatter">
            <chart:data-point chart:repeated="8"/>
          </chart:series>
          <chart:series chart:style-name="ch12" chart:values-cell-range-address="'resultados - jboss'.X5:'resultados - jboss'.X12" chart:label-cell-address="'resultados - jboss'.X4:'resultados - jboss'.X4" chart:class="chart:scatter">
            <chart:data-point chart:repeated="8"/>
          </chart:series>
          <chart:series chart:style-name="ch13" chart:values-cell-range-address="'resultados - jboss'.Y5:'resultados - jboss'.Y12" chart:label-cell-address="'resultados - jboss'.Y4:'resultados - jboss'.Y4"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9.107cm" svg:y="9.011cm" style:legend-expansion="high" chart:style-name="ch3"/>
        <chart:plot-area chart:style-name="ch4" table:cell-range-address="'resultados - jboss'.T5:'resultados - jboss'.U12 'resultados - jboss'.U4:'resultados - jboss'.U4" chart:data-source-has-labels="row" svg:x="1.673cm" svg:y="2.403cm" svg:width="26.11cm" svg:height="14.864cm">
          <chartooo:coordinate-region svg:x="2.956cm" svg:y="2.603cm" svg:width="24.455cm" svg:height="14.017cm"/>
          <chart:axis chart:dimension="x" chart:name="primary-x" chart:style-name="ch5">
            <chart:title svg:x="13.096cm" svg:y="17.639cm" chart:style-name="ch6">
              <text:p>Cantidad de Usuarios</text:p>
            </chart:title>
          </chart:axis>
          <chart:axis chart:dimension="y" chart:name="primary-y" chart:style-name="ch7">
            <chart:title svg:x="0.451cm" svg:y="11.18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477cm" style:legend-expansion="high" chart:style-name="ch3"/>
        <chart:plot-area chart:style-name="ch4" table:cell-range-address="'resultados - jboss'.T19:'resultados - jboss'.T27 'resultados - jboss'.V18:'resultados - jboss'.Y27" chart:data-source-has-labels="row" svg:x="1.719cm" svg:y="1.955cm" svg:width="23.866cm" svg:height="9.85cm">
          <chartooo:coordinate-region svg:x="3.002cm" svg:y="2.154cm" svg:width="22.211cm" svg:height="9.004cm"/>
          <chart:axis chart:dimension="x" chart:name="primary-x" chart:style-name="ch5">
            <chart:title svg:x="12.02cm" svg:y="12.065cm" chart:style-name="ch6">
              <text:p>Cantidad de Usuarios</text:p>
            </chart:title>
          </chart:axis>
          <chart:axis chart:dimension="y" chart:name="primary-y" chart:style-name="ch7">
            <chart:title svg:x="0.451cm" svg:y="8.869cm" chart:style-name="ch8">
              <text:p>Tiempos de respuesta [ms]</text:p>
            </chart:title>
            <chart:grid chart:style-name="ch9" chart:class="major"/>
          </chart:axis>
          <chart:series chart:style-name="ch10" chart:values-cell-range-address="'resultados - jboss'.V19:'resultados - jboss'.V27" chart:label-cell-address="'resultados - jboss'.V18:'resultados - jboss'.V18" chart:class="chart:scatter">
            <chart:domain table:cell-range-address="'resultados - jboss'.T19:'resultados - jboss'.T27"/>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228cm" style:legend-expansion="high" chart:style-name="ch3"/>
        <chart:plot-area chart:style-name="ch4" table:cell-range-address="'resultados - jboss'.T19:'resultados - jboss'.Y27 'resultados - jboss'.U18:'resultados - jboss'.Y18"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10" chart:values-cell-range-address="'resultados - jboss'.V19:'resultados - jboss'.V27" chart:label-cell-address="'resultados - jboss'.V18:'resultados - jboss'.V18" chart:class="chart:scatter">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495cm" style:legend-expansion="high" chart:style-name="ch3"/>
        <chart:plot-area chart:style-name="ch4" table:cell-range-address="'resultados - jboss'.N33:'resultados - jboss'.N40 'resultados - jboss'.P32:'resultados - jboss'.Q40" chart:data-source-has-labels="row" svg:x="1.702cm" svg:y="2.039cm" svg:width="23.169cm" svg:height="10.785cm">
          <chartooo:coordinate-region svg:x="2.985cm" svg:y="2.238cm" svg:width="21.514cm" svg:height="9.939cm"/>
          <chart:axis chart:dimension="x" chart:name="primary-x" chart:style-name="ch5">
            <chart:title svg:x="11.654cm" svg:y="13.105cm" chart:style-name="ch6">
              <text:p>Cantidad de Usuarios</text:p>
            </chart:title>
          </chart:axis>
          <chart:axis chart:dimension="y" chart:name="primary-y" chart:style-name="ch7">
            <chart:title svg:x="0.451cm" svg:y="9.42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614cm" style:legend-expansion="high" chart:style-name="ch3"/>
        <chart:plot-area chart:style-name="ch4" table:cell-range-address="'resultados - jboss'.N45:'resultados - jboss'.N51 'resultados - jboss'.P44:'resultados - jboss'.Q51" chart:data-source-has-labels="row" svg:x="1.71cm" svg:y="1.899cm" svg:width="23.452cm" svg:height="9.199cm">
          <chartooo:coordinate-region svg:x="2.994cm" svg:y="2.098cm" svg:width="21.796cm" svg:height="8.353cm"/>
          <chart:axis chart:dimension="x" chart:name="primary-x" chart:style-name="ch5">
            <chart:title svg:x="11.804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31.42cm" svg:y="6.224cm" style:legend-expansion="high" chart:style-name="ch3"/>
        <chart:plot-area chart:style-name="ch4" table:cell-range-address="'resultados - jboss'.T19:'resultados - jboss'.U27 'resultados - jboss'.U18:'resultados - jboss'.U18" chart:data-source-has-labels="row" svg:x="1.719cm" svg:y="1.955cm" svg:width="28.285cm" svg:height="9.85cm">
          <chartooo:coordinate-region svg:x="3.002cm" svg:y="2.154cm" svg:width="26.631cm" svg:height="9.004cm"/>
          <chart:axis chart:dimension="x" chart:name="primary-x" chart:style-name="ch5">
            <chart:title svg:x="14.229cm" svg:y="12.065cm" chart:style-name="ch6">
              <text:p>Cantidad de Usuarios</text:p>
            </chart:title>
          </chart:axis>
          <chart:axis chart:dimension="y" chart:name="primary-y" chart:style-name="ch7">
            <chart:title svg:x="0.451cm" svg:y="8.234cm" chart:style-name="ch8">
              <text:p>Pedidos/Segundo</text:p>
            </chart:title>
            <chart:grid chart:style-name="ch9" chart:class="major"/>
          </chart:axis>
          <chart:series chart:style-name="ch10" chart:values-cell-range-address="'resultados - jboss'.U19:'resultados - jboss'.U27" chart:label-cell-address="'resultados - jboss'.U18:'resultados - jboss'.U18" chart:class="chart:scatter">
            <chart:domain table:cell-range-address="'resultados - jboss'.T19:'resultados - jboss'.T27"/>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30.566cm" svg:y="6.744cm" style:legend-expansion="high" chart:style-name="ch3"/>
        <chart:plot-area chart:style-name="ch4" table:cell-range-address="'resultados - jboss'.N33:'resultados - jboss'.O40 'resultados - jboss'.O32:'resultados - jboss'.O32" chart:data-source-has-labels="row" svg:x="1.702cm" svg:y="2.039cm" svg:width="27.482cm" svg:height="10.785cm">
          <chartooo:coordinate-region svg:x="2.985cm" svg:y="2.238cm" svg:width="25.828cm" svg:height="9.939cm"/>
          <chart:axis chart:dimension="x" chart:name="primary-x" chart:style-name="ch5">
            <chart:title svg:x="13.811cm" svg:y="13.105cm" chart:style-name="ch6">
              <text:p>Cantidad de Usuarios</text:p>
            </chart:title>
          </chart:axis>
          <chart:axis chart:dimension="y" chart:name="primary-y" chart:style-name="ch7">
            <chart:title svg:x="0.451cm" svg:y="8.785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30.979cm" svg:y="5.863cm" style:legend-expansion="high" chart:style-name="ch3"/>
        <chart:plot-area chart:style-name="ch4" table:cell-range-address="'resultados - jboss'.N45:'resultados - jboss'.O51 'resultados - jboss'.O44:'resultados - jboss'.O44" chart:data-source-has-labels="row" svg:x="1.71cm" svg:y="1.899cm" svg:width="27.871cm" svg:height="9.199cm">
          <chartooo:coordinate-region svg:x="2.994cm" svg:y="2.098cm" svg:width="26.216cm" svg:height="8.353cm"/>
          <chart:axis chart:dimension="x" chart:name="primary-x" chart:style-name="ch5">
            <chart:title svg:x="14.013cm" svg:y="11.344cm" chart:style-name="ch6">
              <text:p>Cantidad de Usuarios</text:p>
            </chart:title>
          </chart:axis>
          <chart:axis chart:dimension="y" chart:name="primary-y" chart:style-name="ch7">
            <chart:title svg:x="0.451cm" svg:y="7.852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358cm" style:legend-expansion="high" chart:style-name="ch3"/>
        <chart:plot-area chart:style-name="ch4" table:cell-range-address="'resultados - terracotta'.T5:'resultados - terracotta'.T9 'resultados - terracotta'.V4:'resultados - terracotta'.Y9" chart:data-source-has-labels="row" svg:x="1.653cm" svg:y="2.419cm" svg:width="20.732cm" svg:height="15.033cm">
          <chartooo:coordinate-region svg:x="2.936cm" svg:y="2.619cm" svg:width="19.077cm" svg:height="14.186cm"/>
          <chart:axis chart:dimension="x" chart:name="primary-x" chart:style-name="ch5">
            <chart:title svg:x="10.387cm" svg:y="17.828cm" chart:style-name="ch6">
              <text:p>Cantidad de Usuarios</text:p>
            </chart:title>
          </chart:axis>
          <chart:axis chart:dimension="y" chart:name="primary-y" chart:style-name="ch7">
            <chart:title svg:x="0.451cm" svg:y="11.924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9.038cm" style:legend-expansion="high" chart:style-name="ch3"/>
        <chart:plot-area chart:style-name="ch4" table:cell-range-address="'resultados - terracotta'.T15:'resultados - terracotta'.T24 'resultados - terracotta'.V14:'resultados - terracotta'.Y24" chart:data-source-has-labels="row" svg:x="1.652cm" svg:y="2.527cm" svg:width="20.708cm" svg:height="16.258cm">
          <chartooo:coordinate-region svg:x="3.226cm" svg:y="2.726cm" svg:width="18.762cm" svg:height="15.412cm"/>
          <chart:axis chart:dimension="x" chart:name="primary-x" chart:style-name="ch5">
            <chart:title svg:x="10.374cm" svg:y="19.188cm" chart:style-name="ch6">
              <text:p>Cantidad de Usuarios</text:p>
            </chart:title>
          </chart:axis>
          <chart:axis chart:dimension="y" chart:name="primary-y" chart:style-name="ch7">
            <chart:title svg:x="0.451cm" svg:y="12.645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4cm" svg:y="9.67cm" style:legend-expansion="high" chart:style-name="ch3"/>
        <chart:plot-area chart:style-name="ch4" table:cell-range-address="'resultados - terracotta'.N44:'resultados - terracotta'.N50 'resultados - terracotta'.P43:'resultados - terracotta'.Q50" chart:data-source-has-labels="row" svg:x="1.651cm" svg:y="2.547cm" svg:width="20.683cm" svg:height="16.5cm">
          <chartooo:coordinate-region svg:x="3.225cm" svg:y="2.747cm" svg:width="18.737cm" svg:height="15.653cm"/>
          <chart:axis chart:dimension="x" chart:name="primary-x" chart:style-name="ch5">
            <chart:title svg:x="10.36cm" svg:y="19.455cm" chart:style-name="ch6">
              <text:p>Cantidad de Usuarios</text:p>
            </chart:title>
          </chart:axis>
          <chart:axis chart:dimension="y" chart:name="primary-y" chart:style-name="ch7">
            <chart:title svg:x="0.451cm" svg:y="12.786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821cm" style:legend-expansion="high" chart:style-name="ch3"/>
        <chart:plot-area chart:style-name="ch4" table:cell-range-address="'resultados - terracotta'.N30:'resultados - terracotta'.N38 'resultados - terracotta'.P29:'resultados - terracotta'.Q38" chart:data-source-has-labels="row" svg:x="1.646cm" svg:y="2.571cm" svg:width="20.546cm" svg:height="16.773cm">
          <chartooo:coordinate-region svg:x="2.929cm" svg:y="2.77cm" svg:width="18.891cm" svg:height="15.927cm"/>
          <chart:axis chart:dimension="x" chart:name="primary-x" chart:style-name="ch5">
            <chart:title svg:x="10.287cm" svg:y="19.758cm" chart:style-name="ch6">
              <text:p>Cantidad de Usuarios</text:p>
            </chart:title>
          </chart:axis>
          <chart:axis chart:dimension="y" chart:name="primary-y" chart:style-name="ch7">
            <chart:title svg:x="0.451cm" svg:y="12.946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8.088cm" svg:y="9.105cm" style:legend-expansion="high" chart:style-name="ch3"/>
        <chart:plot-area chart:style-name="ch4" table:cell-range-address="'resultados - terracotta'.T5:'resultados - terracotta'.U9 'resultados - terracotta'.U4:'resultados - terracotta'.U4" chart:data-source-has-labels="row" svg:x="1.653cm" svg:y="2.419cm" svg:width="25.151cm" svg:height="15.033cm">
          <chartooo:coordinate-region svg:x="2.936cm" svg:y="2.618cm" svg:width="23.496cm" svg:height="14.187cm"/>
          <chart:axis chart:dimension="x" chart:name="primary-x" chart:style-name="ch5">
            <chart:title svg:x="12.596cm" svg:y="17.828cm" chart:style-name="ch6">
              <text:p>Cantidad de Usuarios</text:p>
            </chart:title>
          </chart:axis>
          <chart:axis chart:dimension="y" chart:name="primary-y" chart:style-name="ch7">
            <chart:title svg:x="0.451cm" svg:y="11.289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0.785cm">
          <chartooo:coordinate-region svg:x="2.424cm" svg:y="2.238cm" svg:width="22.075cm" svg:height="9.939cm"/>
          <chart:axis chart:dimension="x" chart:name="primary-x" chart:style-name="ch5">
            <chart:title svg:x="11.374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8.061cm" svg:y="9.785cm" style:legend-expansion="high" chart:style-name="ch3"/>
        <chart:plot-area chart:style-name="ch4" table:cell-range-address="'resultados - terracotta'.T15:'resultados - terracotta'.U24 'resultados - terracotta'.U14:'resultados - terracotta'.U14" chart:data-source-has-labels="row" svg:x="1.652cm" svg:y="2.527cm" svg:width="25.127cm" svg:height="16.258cm">
          <chartooo:coordinate-region svg:x="2.935cm" svg:y="2.727cm" svg:width="23.472cm" svg:height="15.411cm"/>
          <chart:axis chart:dimension="x" chart:name="primary-x" chart:style-name="ch5">
            <chart:title svg:x="12.583cm" svg:y="19.188cm" chart:style-name="ch6">
              <text:p>Cantidad de Usuarios</text:p>
            </chart:title>
          </chart:axis>
          <chart:axis chart:dimension="y" chart:name="primary-y" chart:style-name="ch7">
            <chart:title svg:x="0.451cm" svg:y="12.01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8.033cm" svg:y="9.919cm" style:legend-expansion="high" chart:style-name="ch3"/>
        <chart:plot-area chart:style-name="ch4" table:cell-range-address="'resultados - terracotta'.N44:'resultados - terracotta'.O50 'resultados - terracotta'.O43:'resultados - terracotta'.O43" chart:data-source-has-labels="row" svg:x="1.651cm" svg:y="2.547cm" svg:width="25.102cm" svg:height="16.5cm">
          <chartooo:coordinate-region svg:x="2.935cm" svg:y="2.746cm" svg:width="23.446cm" svg:height="15.654cm"/>
          <chart:axis chart:dimension="x" chart:name="primary-x" chart:style-name="ch5">
            <chart:title svg:x="12.57cm" svg:y="19.455cm" chart:style-name="ch6">
              <text:p>Cantidad de Usuarios</text:p>
            </chart:title>
          </chart:axis>
          <chart:axis chart:dimension="y" chart:name="primary-y" chart:style-name="ch7">
            <chart:title svg:x="0.451cm" svg:y="12.151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7.775cm" svg:y="10.07cm" style:legend-expansion="high" chart:style-name="ch3"/>
        <chart:plot-area chart:style-name="ch4" table:cell-range-address="'resultados - terracotta'.N30:'resultados - terracotta'.O38 'resultados - terracotta'.O29:'resultados - terracotta'.O29" chart:data-source-has-labels="row" svg:x="1.646cm" svg:y="2.571cm" svg:width="24.859cm" svg:height="16.773cm">
          <chartooo:coordinate-region svg:x="2.929cm" svg:y="2.771cm" svg:width="23.204cm" svg:height="15.926cm"/>
          <chart:axis chart:dimension="x" chart:name="primary-x" chart:style-name="ch5">
            <chart:title svg:x="12.443cm" svg:y="19.758cm" chart:style-name="ch6">
              <text:p>Cantidad de Usuarios</text:p>
            </chart:title>
          </chart:axis>
          <chart:axis chart:dimension="y" chart:name="primary-y" chart:style-name="ch7">
            <chart:title svg:x="0.451cm" svg:y="12.311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365cm" style:legend-expansion="high" chart:style-name="ch3"/>
        <chart:plot-area chart:style-name="ch4" table:cell-range-address="'resultados - jboss'.N45:'resultados - jboss'.Q51 'resultados - jboss'.O44:'resultados - jboss'.Q44" chart:data-source-has-labels="row" svg:x="1.149cm" svg:y="1.899cm" svg:width="24.013cm" svg:height="9.199cm">
          <chartooo:coordinate-region svg:x="2.432cm" svg:y="2.098cm" svg:width="22.358cm" svg:height="8.353cm"/>
          <chart:axis chart:dimension="x" chart:name="primary-x" chart:style-name="ch5">
            <chart:title svg:x="11.523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